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61bd" officeooo:paragraph-rsid="000061bd"/>
    </style:style>
    <style:style style:name="P2" style:family="paragraph" style:parent-style-name="Standard">
      <style:paragraph-properties fo:text-align="center" style:justify-single-word="false"/>
      <style:text-properties officeooo:rsid="000061bd" officeooo:paragraph-rsid="000061bd"/>
    </style:style>
    <style:style style:name="P3" style:family="paragraph" style:parent-style-name="Standard">
      <style:text-properties officeooo:rsid="0000b340" officeooo:paragraph-rsid="0000b340"/>
    </style:style>
    <style:style style:name="P4" style:family="paragraph" style:parent-style-name="Standard">
      <style:text-properties officeooo:rsid="00022f33" officeooo:paragraph-rsid="00022f33"/>
    </style:style>
    <style:style style:name="T1" style:family="text">
      <style:text-properties officeooo:rsid="0000b340"/>
    </style:style>
    <style:style style:name="T2" style:family="text">
      <style:text-properties officeooo:rsid="00022f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tividade livro cognatos</text:p>
      <text:p text:style-name="P1"/>
      <text:p text:style-name="P1">1. a) Fitness | Problems | Obesity | Percent | Adults | Population | Impacts | Diabetes | Particularly | Established.</text:p>
      <text:p text:style-name="P1"/>
      <text:p text:style-name="P1">b) Young – jovem | Years – anos | Unknown – desconechido | children – criança | <text:span text:style-name="T1">choose – escolha/escolher.</text:span></text:p>
      <text:p text:style-name="P1"/>
      <text:p text:style-name="P3">c).1 – speed – Velocidade | increase – aumenta/aprimora</text:p>
      <text:p text:style-name="P3"/>
      <text:p text:style-name="P3">.2 – Besides – ao lado de | relieves – amenisa/diminue</text:p>
      <text:p text:style-name="P3"/>
      <text:p text:style-name="P3">.3 – increasing – aumentando</text:p>
      <text:p text:style-name="P3"/>
      <text:p text:style-name="P3">Parte 2</text:p>
      <text:p text:style-name="P3"/>
      <text:p text:style-name="P3">1. Fala sobre uma epidemia de obesidade pela qual os Estados Unidos passam, em que nos ultimos 10 anos o numero de adultos obesos aumentaram 60%, e fala sobre a obesidade entre crianças e jovens que aumentou também. E fala sobre como atividade física regular pode ajudar não somente em manter o peso.</text:p>
      <text:p text:style-name="P3"/>
      <text:p text:style-name="P3">2. a) [2]</text:p>
      <text:p text:style-name="P3">b) [9]</text:p>
      <text:p text:style-name="P3">c) [7]</text:p>
      <text:p text:style-name="P3">d) [<text:span text:style-name="T2">4</text:span>]</text:p>
      <text:p text:style-name="P3">e) [<text:span text:style-name="T2">5</text:span>]</text:p>
      <text:p text:style-name="P3">f) [<text:span text:style-name="T2">1</text:span>]</text:p>
      <text:p text:style-name="P3"/>
      <text:p text:style-name="P4">3. a) Caminhada, pegar peso extra.</text:p>
      <text:p text:style-name="P4"/>
      <text:p text:style-name="P4">b) Aumenta a força fisica e força aerobica.</text:p>
      <text:p text:style-name="P4"/>
      <text:p text:style-name="P4">c) Diminui o risco de doenças do coração, diminuio risco de cançer de colon, diabetes, e aumento da pressão sanguinea.</text:p>
      <text:p text:style-name="P4"/>
      <text:p text:style-name="P4">d) Atividades da escola, corrida, andar de bicicleta, trilha, dança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13:27:55.765521056</meta:creation-date>
    <dc:date>2021-03-09T13:56:35.273725056</dc:date>
    <meta:editing-duration>PT7M9S</meta:editing-duration>
    <meta:editing-cycles>1</meta:editing-cycles>
    <meta:document-statistic meta:table-count="0" meta:image-count="0" meta:object-count="0" meta:page-count="1" meta:paragraph-count="18" meta:word-count="168" meta:character-count="993" meta:non-whitespace-character-count="830"/>
    <meta:generator>LibreOffice/6.4.6.2$Linux_X86_64 LibreOffice_project/40$Build-2</meta:generator>
  </office:meta>
</office:document-meta>
</file>